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3cm" draw:marker-end-width="0.353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-width="0.353cm" draw:marker-end-width="0.353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draw:marker-start-width="0.353cm" draw:marker-end="Arrow" draw:marker-end-width="0.61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draw:marker-start-width="0.352cm" draw:marker-end="Arrow" draw:marker-end-width="0.609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02cm" svg:stroke-color="#000000" draw:marker-start-width="0.353cm" draw:marker-end-width="0.353cm" draw:fill="none" draw:fill-color="#ffffff" fo:min-height="1.27cm"/>
    </style:style>
    <style:style style:name="gr6" style:family="graphic" style:parent-style-name="standard">
      <style:graphic-properties draw:stroke="none" svg:stroke-width="0.102cm" svg:stroke-color="#000000" draw:marker-start-width="0.353cm" draw:marker-end-width="0.353cm" draw:fill="none" draw:fill-color="#ffffff" fo:min-height="0.76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4.445cm" svg:height="2.54cm" svg:x="11.16cm" svg:y="8.62cm">
          <text:p text:style-name="P1"><text:span text:style-name="T1">Pla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.445cm" svg:height="1.495cm" svg:x="11.161cm" svg:y="12.365cm">
          <text:p text:style-name="P1"><text:span text:style-name="T1">Senso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2.54cm" svg:height="2.54cm" draw:transform="rotate (-1.56992366216979) translate (9.684cm 8.62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9.686cm" svg:y1="9.895cm" svg:x2="11.16cm" svg:y2="9.89cm" draw:start-shape="id1" draw:start-glue-point="1" draw:end-shape="id2" draw:end-glue-point="3" svg:d="m9686 9895h736v-5h738">
          <text:p/>
        </draw:connector>
        <draw:custom-shape draw:style-name="gr1" draw:text-style-name="P1" draw:id="id3" draw:layer="layout" svg:width="1.27cm" svg:height="1.27cm" svg:x="4.275cm" svg:y="9.29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5.545cm" svg:y1="9.924cm" svg:x2="7.144cm" svg:y2="9.895cm" draw:start-shape="id3" draw:start-glue-point="10" draw:end-shape="id1" draw:end-glue-point="3" svg:d="m5545 9924h798v-29h801">
          <text:p/>
        </draw:connector>
        <draw:connector draw:style-name="gr3" draw:text-style-name="P2" draw:layer="layout" svg:x1="11.161cm" svg:y1="13.112cm" svg:x2="4.909cm" svg:y2="10.56cm" draw:start-shape="id4" draw:start-glue-point="3" draw:end-shape="id3" draw:end-glue-point="8" svg:d="m11161 13112h-6252v-2552">
          <text:p/>
        </draw:connector>
        <draw:line draw:style-name="gr4" draw:text-style-name="P2" draw:layer="layout" svg:x1="2.37cm" svg:y1="9.89cm" svg:x2="4.275cm" svg:y2="9.89cm">
          <text:p/>
        </draw:line>
        <draw:line draw:style-name="gr3" draw:text-style-name="P2" draw:id="id5" draw:layer="layout" svg:x1="15.571cm" svg:y1="9.89cm" svg:x2="18.78cm" svg:y2="9.89cm">
          <text:p/>
        </draw:line>
        <draw:connector draw:style-name="gr3" draw:text-style-name="P2" draw:layer="layout" svg:x1="17.175cm" svg:y1="9.89cm" svg:x2="15.606cm" svg:y2="13.112cm" draw:start-shape="id5" draw:start-glue-point="0" draw:end-shape="id4" draw:end-glue-point="1" svg:d="m17175 9890v3222h-1569">
          <text:p/>
        </draw:connector>
        <draw:frame draw:style-name="gr5" draw:text-style-name="P3" draw:layer="layout" svg:width="1.27cm" svg:height="1.52cm" svg:x="7.45cm" svg:y="9.44cm">
          <draw:text-box>
            <text:p text:style-name="P3"><text:span text:style-name="T1">K</text:span></text:p>
          </draw:text-box>
        </draw:frame>
        <draw:connector draw:style-name="gr3" draw:text-style-name="P2" draw:layer="layout" svg:x1="9.686cm" svg:y1="9.895cm" svg:x2="10.215cm" svg:y2="8.08cm" draw:start-shape="id1" draw:start-glue-point="1" svg:d="m9686 9895h550v-1815h-21">
          <text:p/>
        </draw:connector>
        <draw:frame draw:style-name="gr5" draw:text-style-name="P3" draw:layer="layout" svg:width="2.54cm" svg:height="1.52cm" svg:x="10.525cm" svg:y="7.1cm">
          <draw:text-box>
            <text:p text:style-name="P3"><text:span text:style-name="T1">u(t)</text:span></text:p>
          </draw:text-box>
        </draw:frame>
        <draw:frame draw:style-name="gr5" draw:text-style-name="P3" draw:layer="layout" svg:width="2.54cm" svg:height="1.52cm" svg:x="6.715cm" svg:y="13.7cm">
          <draw:text-box>
            <text:p text:style-name="P3"><text:span text:style-name="T1">y(t)</text:span></text:p>
          </draw:text-box>
        </draw:frame>
        <draw:connector draw:style-name="gr3" draw:text-style-name="P2" draw:layer="layout" svg:x1="5.822cm" svg:y1="13.092cm" svg:x2="5.845cm" svg:y2="14.789cm" svg:d="m5822 13092v849h23v848">
          <text:p/>
        </draw:connector>
        <draw:frame draw:style-name="gr5" draw:text-style-name="P3" draw:layer="layout" svg:width="2.54cm" svg:height="1.52cm" svg:x="1.635cm" svg:y="8.62cm">
          <draw:text-box>
            <text:p text:style-name="P3"><text:span text:style-name="T1">ref</text:span></text:p>
          </draw:text-box>
        </draw:frame>
        <draw:frame draw:style-name="gr6" draw:text-style-name="P4" draw:layer="layout" svg:width="1.905cm" svg:height="1.119cm" svg:x="5.345cm" svg:y="10.48cm">
          <draw:text-box>
            <text:p text:style-name="P4"><text:span text:style-name="T2">-</text:span></text:p>
          </draw:text-box>
        </draw:frame>
        <draw:frame draw:style-name="gr6" draw:text-style-name="P4" draw:layer="layout" svg:width="1.905cm" svg:height="1.119cm" svg:x="3.346cm" svg:y="8.481cm">
          <draw:text-box>
            <text:p text:style-name="P4"><text:span text:style-name="T2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e P</meta:initial-creator>
    <meta:creation-date>2010-07-07T11:42:20</meta:creation-date>
    <dc:date>2010-07-07T12:08:57</dc:date>
    <dc:creator>Joe P</dc:creator>
    <meta:editing-duration>PT00H07M17S</meta:editing-duration>
    <meta:editing-cycles>3</meta:editing-cycles>
    <meta:generator>OpenOffice.org/3.1$Linux OpenOffice.org_project/310m19$Build-9420</meta:generator>
    <meta:document-statistic meta:object-count="18"/>
  </office:meta>
</office:document-meta>
</file>